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DeluxeFont" svg:font-family="DeluxeFont" style:font-pitch="fixed"/>
    <style:font-face style:name="Garuda" svg:font-family="Garu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luxeFont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Nimbus Sans 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ffffff" style:font-name="Nimbus Sans L" fo:font-size="20pt" fo:font-weight="normal" fo:background-color="#0000ff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ffffff" style:font-name="Garuda" fo:font-size="20pt" fo:font-weight="normal" fo:background-color="#0000ff" style:font-size-asian="20pt" style:font-weight-asian="normal" style:font-size-complex="20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Nimbus Sans L" fo:font-size="16pt" style:font-size-asian="16pt" style:font-size-complex="16pt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D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STRUCTION MANUAL</text:p>
      <text:p text:style-name="P1"/>
      <text:p text:style-name="P1"/>
      <text:p text:style-name="P3"><text:soft-page-break/>A special message from Rockbot Developers</text:p>
      <text:p text:style-name="P3"/>
      <text:p text:style-name="P3">Thank you for experementing the quick and fun open-source Rockbot game. This is a game created by Upperland and GreenNeko made for everyone to be able to contribute and enjoy in their favorite system, including Windows, Linux, Mac and Playstation 2.</text:p>
      <text:p text:style-name="P3"/>
      <text:p text:style-name="P3">Rockbot features old-school colourful low resolution artistic graphics. We are proud to devliver this 1980's like experience to the 21<text:span text:style-name="T1">st</text:span> century.</text:p>
      <text:p text:style-name="P2"/>
      <text:p text:style-name="P2"/>
      <text:p text:style-name="P2"/>
      <text:p text:style-name="P2"/>
      <text:p text:style-name="P2"/>
      <text:p text:style-name="P2">Iuri Fiedoruk</text:p>
      <text:p text:style-name="P2">President</text:p>
      <text:p text:style-name="P2">Upperland Studios</text:p>
      <text:p text:style-name="P2"/>
      <text:p text:style-name="P2">Rockbot is not trademark of Upperland or GreenNeko.</text:p>
      <text:p text:style-name="P2"/>
      <text:p text:style-name="P5">Table of Content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afety Precaution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etting Started</text:p>
      <text:p text:style-name="P6"/>
      <text:list xml:id="list178316268" text:style-name="L1">
        <text:list-item>
          <text:p text:style-name="P7">Choose your favorite videogame or computer system.</text:p>
        </text:list-item>
        <text:list-item>
          <text:p text:style-name="P7">Start your videogame or run Rockbot executable in your computer system.</text:p>
        </text:list-item>
        <text:list-item>
          <text:p text:style-name="P7">At the title screen, choose if you want to start a new game or continue a previous one.</text:p>
        </text:list-item>
        <text:list-item>
          <text:p text:style-name="P7">Choose one or two player mode and press Start.</text:p>
        </text:list-item>
        <text:list-item>
          <text:p text:style-name="P7">In case of one player mode, select your character and press Start on your joystick.</text:p>
        </text:list-item>
        <text:list-item>
          <text:p text:style-name="P7">In the Stage Select screen, you can choose one of the eight robot masters to start its stage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Keys</text:p>
      <text:p text:style-name="P4"/>
      <text:p text:style-name="P4">Player dife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DeluxeFont" svg:font-family="DeluxeFont" style:font-pitch="fixed"/>
    <style:font-face style:name="Garuda" svg:font-family="Garu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0T18:30:42</meta:creation-date>
    <dc:date>2010-04-04T12:34:35</dc:date>
    <meta:editing-duration>PT00H09M07S</meta:editing-duration>
    <meta:editing-cycles>10</meta:editing-cycles>
    <meta:generator>BrOffice.org/3.2$Linux OpenOffice.org_project/320m12$Build-9483</meta:generator>
    <meta:document-statistic meta:table-count="0" meta:image-count="0" meta:object-count="0" meta:page-count="4" meta:paragraph-count="20" meta:word-count="178" meta:character-count="1068"/>
  </office:meta>
</office:document-meta>
</file>